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officeooo:paragraph-rsid="00b96fba" style:font-size-asian="5.25pt" style:font-size-complex="6pt"/>
    </style:style>
    <style:style style:name="P8" style:family="paragraph" style:parent-style-name="Standard">
      <style:text-properties fo:font-size="6pt" officeooo:paragraph-rsid="00ba022c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paragraph-rsid="001775c7"/>
    </style:style>
    <style:style style:name="P12" style:family="paragraph" style:parent-style-name="Standard">
      <style:text-properties officeooo:rsid="00cb21d1" officeooo:paragraph-rsid="00cb21d1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Titre_20_document_20_1">
      <style:text-properties officeooo:paragraph-rsid="0093b983"/>
    </style:style>
    <style:style style:name="P15" style:family="paragraph" style:parent-style-name="Titre_20_document_20_1">
      <style:text-properties officeooo:paragraph-rsid="0094cd82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Tableau_20_libellé">
      <style:text-properties officeooo:paragraph-rsid="00ba022c"/>
    </style:style>
    <style:style style:name="P20" style:family="paragraph" style:parent-style-name="Tableau_20_libellé">
      <style:text-properties officeooo:rsid="00bdf55e" officeooo:paragraph-rsid="00bdf55e"/>
    </style:style>
    <style:style style:name="P21" style:family="paragraph" style:parent-style-name="Tableau_20_valeur">
      <style:text-properties officeooo:rsid="00af52be" officeooo:paragraph-rsid="00ba022c"/>
    </style:style>
    <style:style style:name="P22" style:family="paragraph" style:parent-style-name="Tableau_20_valeur">
      <style:text-properties officeooo:rsid="00af52be" officeooo:paragraph-rsid="00bdf55e"/>
    </style:style>
    <style:style style:name="P23" style:family="paragraph" style:parent-style-name="Tableau_20_valeur">
      <style:text-properties officeooo:paragraph-rsid="00ba022c"/>
    </style:style>
    <style:style style:name="P24" style:family="paragraph" style:parent-style-name="Tableau_20_valeur">
      <style:text-properties officeooo:rsid="00bdf55e" officeooo:paragraph-rsid="00bdf55e"/>
    </style:style>
    <style:style style:name="P25" style:family="paragraph" style:parent-style-name="Tableau_20_valeur">
      <style:text-properties officeooo:rsid="00cb21d1" officeooo:paragraph-rsid="00cb21d1"/>
    </style:style>
    <style:style style:name="P26" style:family="paragraph" style:parent-style-name="Titre_20_OS">
      <style:text-properties officeooo:paragraph-rsid="00410c4e"/>
    </style:style>
    <style:style style:name="P27" style:family="paragraph" style:parent-style-name="Titre_20_OO">
      <style:text-properties officeooo:paragraph-rsid="00423794"/>
    </style:style>
    <style:style style:name="P28" style:family="paragraph" style:parent-style-name="Titre_20_Action">
      <style:text-properties officeooo:paragraph-rsid="005056cc"/>
    </style:style>
    <style:style style:name="P29" style:family="paragraph" style:parent-style-name="Titre_20_Tache">
      <style:text-properties officeooo:paragraph-rsid="00ba022c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document"><text:text-input text:description="">"PST %s" % context.Description(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30"><text:span text:style-name="T9">do section- if view.is_dashboard()</text:span></text:p></office:annotation><office:annotation><dc:creator>sge</dc:creator><dc:date>2016-09-30T09:15:47</dc:date><text:p text:style-name="P30"><text:span text:style-name="T19">do text if view.uids_to_objs(brains)</text:span></text:p></office:annotation><text:span text:style-name="T4">brains (cette ligne sera enlevée)</text:span></text:p>
        <text:p text:style-name="P14"><office:annotation><dc:creator>sge </dc:creator><dc:date>2013-10-18T14:28:03</dc:date><text:p text:style-name="P30"><text:span text:style-name="T13">do text if context.getPortalTypeName()=='</text:span><text:span text:style-name="T16">projectspace</text:span><text:span text:style-name="T13">'</text:span></text:p></office:annotation><text:span text:style-name="T5">Sélection d’</text:span>objectif<text:span text:style-name="T5">s</text:span> stratégique<text:span text:style-name="T5">s</text:span></text:p>
        <text:p text:style-name="P14"><office:annotation><dc:creator>sge </dc:creator><dc:date>2013-10-18T14:28:03</dc:date><text:p text:style-name="P30"><text:span text:style-name="T13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4"><office:annotation><dc:creator>sge </dc:creator><dc:date>2013-10-18T14:28:03</dc:date><text:p text:style-name="P30"><text:span text:style-name="T13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0"><text:span text:style-name="T9">do section- if not view.is_dashboard()</text:span></text:p></office:annotation><office:annotation><dc:creator>sge </dc:creator><dc:date>2013-10-18T14:28:03</dc:date><text:p text:style-name="P30"><text:span text:style-name="T13">do text if context.getPortalTypeName()=='</text:span><text:span text:style-name="T16">strategicobjective</text:span><text:span text:style-name="T13">'</text:span></text:p></office:annotation><text:span text:style-name="T7">Fiche d’un </text:span>objectif stratégique</text:p>
        <text:p text:style-name="P15"><office:annotation><dc:creator>sge </dc:creator><dc:date>2013-10-18T14:28:03</dc:date><text:p text:style-name="P30"><text:span text:style-name="T13">do text if context.getPortalTypeName()=='operationalobjective'</text:span></text:p></office:annotation><text:span text:style-name="T7">Fiche d’un </text:span>objectif opérationnel</text:p>
        <text:p text:style-name="P15"><office:annotation><dc:creator>sge </dc:creator><dc:date>2013-10-18T14:28:03</dc:date><text:p text:style-name="P30"><text:span text:style-name="T13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9"><office:annotation><dc:creator>sge</dc:creator><dc:date>2016-09-29T15:09:49</dc:date><text:p text:style-name="P30"><text:span text:style-name="T18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6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8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7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9"/>
        <text:p text:style-name="P13"/>
      </text:section>
      <text:p text:style-name="P6"/>
      <text:section text:style-name="Sect1" text:name="Section OS">
        <text:p text:style-name="P11"><text:span text:style-name="T3"><office:annotation><dc:creator>sge</dc:creator><dc:date>2016-09-05T15:40:08</dc:date><text:p text:style-name="P30"><text:span text:style-name="T16">do section- for so in view.getStrategicObjectives(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6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0"><text:span text:style-name="T17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0"><text:span text:style-name="T14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0"><text:span text:style-name="T14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0"><text:span text:style-name="T13">do text</text:span></text:p><text:p text:style-name="P30"><text:span text:style-name="T13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0"><text:span text:style-name="T13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0"><text:span text:style-name="T17">do text</text:span></text:p><text:p text:style-name="P30"><text:span text:style-name="T17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0"><text:span text:style-name="T13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0"><text:span text:style-name="T13">do text</text:span></text:p><text:p text:style-name="P30"><text:span text:style-name="T13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0"><text:span text:style-name="T14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0"><text:span text:style-name="T10">do text</text:span></text:p><text:p text:style-name="P30"><text:span text:style-name="T10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2"><office:annotation><dc:creator>sge</dc:creator><dc:date>2017-01-12T10:45:16</dc:date><text:p text:style-name="P30"><text:span text:style-name="T16">do row if so_v.get_value('comments')</text:span></text:p></office:annotation>Commentaire</text:p>
            </table:table-cell>
            <table:table-cell table:style-name="Tableau2.B3" office:value-type="string">
              <text:p text:style-name="P25"><office:annotation><dc:creator>sge</dc:creator><dc:date>2017-01-12T10:45:51</dc:date><text:p text:style-name="P30"><text:span text:style-name="T10">do text</text:span></text:p><text:p text:style-name="P30"><text:span text:style-name="T10">from so_v.render_xhtml('comments')</text:span></text:p></office:annotation>Champ commentaires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30"><text:span text:style-name="T11">do section- for oo in view.getOperationalObjectives(so=so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7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1"><text:span text:style-name="T15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0"><text:span text:style-name="T14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0"><text:span text:style-name="T10">do text</text:span></text:p><text:p text:style-name="P30"><text:span text:style-name="T10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0"><text:span text:style-name="T14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0"><text:span text:style-name="T14">do text</text:span><text:span text:style-name="T13"> if oo.result_indicator</text:span></text:p><text:p text:style-name="P30"><text:span text:style-name="T14">from xhtml(oo_v</text:span><text:span text:style-name="T13">.display_widget('result_indicator'</text:span><text:span text:style-name="T14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0"><text:span text:style-name="T14">do row if oo.</text:span><text:span text:style-name="T13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0"><text:span text:style-name="T10">do text</text:span></text:p><text:p text:style-name="P30"><text:span text:style-name="T10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0"><text:span text:style-name="T14">do text if oo.budget</text:span></text:p><text:p text:style-name="P30"><text:span text:style-name="T14">from xhtml(oo_v</text:span><text:span text:style-name="T13">.</text:span><text:span text:style-name="T14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0"><text:span text:style-name="T13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0"><text:span text:style-name="T13">do text</text:span></text:p><text:p text:style-name="P30"><text:span text:style-name="T13">from oo_v.</text:span><text:span text:style-name="T12">render_xhtml</text:span><text:span text:style-name="T13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0"><text:span text:style-name="T14">do row if oo_</text:span><text:span text:style-name="T13">v.</text:span><text:span text:style-name="T14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0"><text:span text:style-name="T13">do text</text:span></text:p><text:p text:style-name="P30"><text:span text:style-name="T13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0"><text:span text:style-name="T14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0"><text:span text:style-name="T13">do text</text:span></text:p><text:p text:style-name="P30"><text:span text:style-name="T13">from oo_v.</text:span><text:span text:style-name="T12">render_xhtml</text:span><text:span text:style-name="T13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0"><text:span text:style-name="T13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0"><text:span text:style-name="T13">do text</text:span></text:p><text:p text:style-name="P30"><text:span text:style-name="T13">from oo_v.</text:span><text:span text:style-name="T12">render_xhtml</text:span><text:span text:style-name="T13">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9"><office:annotation><dc:creator>sge</dc:creator><dc:date>2016-09-06T13:10:29</dc:date><text:p text:style-name="P30"><text:span text:style-name="T11">do section- for act in view.getActions(oo=oo)</text:span></text:p></office:annotation></text:p>
            <text:p text:style-name="P9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28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30"><text:span text:style-name="T11">do table with act_v=view.</text:span><text:span text:style-name="T10">getDGHV(act, appy_rdr=view.appy_renderer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0"><text:span text:style-name="T11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0"><text:span text:style-name="T10">do text</text:span></text:p><text:p text:style-name="P30"><text:span text:style-name="T10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<text:soft-page-break/>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30"><text:span text:style-name="T11">do text</text:span></text:p><text:p text:style-name="P30"><text:span text:style-name="T11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30"><text:span text:style-name="T11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30"><text:span text:style-name="T10">do text</text:span></text:p><text:p text:style-name="P30"><text:span text:style-name="T10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30"><text:span text:style-name="T11">do text if act.budget</text:span></text:p><text:p text:style-name="P30"><text:span text:style-name="T11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30"><text:span text:style-name="T11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30"><text:span text:style-name="T11">do text</text:span></text:p><text:p text:style-name="P30"><text:span text:style-name="T11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</text:span><text:span text:style-name="T12">render_xhtml</text:span><text:span text:style-name="T11">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0"><text:span text:style-name="T11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0"><text:span text:style-name="T11">do text</text:span></text:p><text:p text:style-name="P30"><text:span text:style-name="T11">from act_v.</text:span><text:span text:style-name="T12">render_xhtml</text:span><text:span text:style-name="T11">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7"><office:annotation><dc:creator>sge</dc:creator><dc:date>2016-11-24T11:10:56</dc:date><text:p text:style-name="P30"><text:span text:style-name="T10">do section- if with_tasks</text:span></text:p></office:annotation></text:p>
              <text:section text:style-name="Sect1" text:name="Section tache boucle">
                <text:p text:style-name="P8"><office:annotation><dc:creator>sge</dc:creator><dc:date>2016-11-24T13:19:25</dc:date><text:p text:style-name="P30"><text:span text:style-name="T10">do section- for task in view.getTasks(action=act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9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30"><text:span text:style-name="T11">do table with task_v=view.</text:span><text:span text:style-name="T10">getDGHV(task, appy_rdr=view.appy_renderer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19"><office:annotation><dc:creator>sge </dc:creator><dc:date>2013-10-21T23:29:43</dc:date><text:p text:style-name="P30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3"><office:annotation><dc:creator>sge </dc:creator><dc:date>2013-10-21T23:27:35</dc:date><text:p text:style-name="P30"><text:span text:style-name="T10">do text</text:span></text:p><text:p text:style-name="P30"><text:span text:style-name="T10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0">Service</text:p>
                    </table:table-cell>
                    <table:table-cell table:style-name="Tableau3.B3" office:value-type="string">
                      <text:p text:style-name="P24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0">Utilisateur</text:p>
                    </table:table-cell>
                    <table:table-cell table:style-name="Tableau3.B4" office:value-type="string">
                      <text:p text:style-name="P22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19">Échéance</text:p>
                    </table:table-cell>
                    <table:table-cell table:style-name="Tableau3.B5" office:value-type="string">
                      <text:p text:style-name="P21"><text:text-input text:description="">task_v.display_date('due_date')</text:text-input></text:p>
                    </table:table-cell>
                  </table:table-row>
                </table:table>
                <text:p text:style-name="P8"/>
              </text:section>
              <text:p text:style-name="P7"/>
            </text:section>
            <text:p text:style-name="P5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7-01-12T10:48:57.256118383</dc:date>
    <dc:creator>sge</dc:creator>
    <meta:editing-duration>P2DT9H9M34S</meta:editing-duration>
    <meta:editing-cycles>180</meta:editing-cycles>
    <meta:document-statistic meta:table-count="4" meta:image-count="4" meta:object-count="0" meta:page-count="3" meta:paragraph-count="91" meta:word-count="193" meta:character-count="1686" meta:non-whitespace-character-count="1613"/>
  </office:meta>
</office:document-meta>
</file>